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 style:list-style-name="L1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 style:list-style-name="L4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 style:list-style-name="L5">
      <style:paragraph-properties fo:text-align="start" style:justify-single-word="false"/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fo:font-weight="normal" style:font-size-asian="15pt" style:font-weight-asian="normal" style:font-size-complex="15pt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07in" fo:text-indent="-0.25in" fo:margin-left="1.480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07in" fo:text-indent="-0.25in" fo:margin-left="1.730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07in" fo:text-indent="-0.25in" fo:margin-left="1.980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07in" fo:text-indent="-0.25in" fo:margin-left="2.230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07in" fo:text-indent="-0.25in" fo:margin-left="2.480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07in" fo:text-indent="-0.25in" fo:margin-left="2.730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07in" fo:text-indent="-0.25in" fo:margin-left="2.980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07in" fo:text-indent="-0.25in" fo:margin-left="3.230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07in" fo:text-indent="-0.25in" fo:margin-left="3.480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07in" fo:text-indent="-0.25in" fo:margin-left="3.730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07in" fo:text-indent="-0.25in" fo:margin-left="1.480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07in" fo:text-indent="-0.25in" fo:margin-left="1.730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07in" fo:text-indent="-0.25in" fo:margin-left="1.980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07in" fo:text-indent="-0.25in" fo:margin-left="2.230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07in" fo:text-indent="-0.25in" fo:margin-left="2.480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07in" fo:text-indent="-0.25in" fo:margin-left="2.730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07in" fo:text-indent="-0.25in" fo:margin-left="2.980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07in" fo:text-indent="-0.25in" fo:margin-left="3.230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07in" fo:text-indent="-0.25in" fo:margin-left="3.480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07in" fo:text-indent="-0.25in" fo:margin-left="3.730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00535600689580951" text:style-name="L1">
        <text:list-header>
          <text:p text:style-name="P11"/>
          <text:list>
            <text:list-item>
              <text:list>
                <text:list-item>
                  <text:p text:style-name="P4">Introduction</text:p>
                </text:list-item>
              </text:list>
            </text:list-item>
          </text:list>
          <text:p text:style-name="P4"/>
          <text:p text:style-name="P12"><text:span text:style-name="T4"><text:tab/></text:span><text:span text:style-name="T5">The main purpose of this document is to get a clear understanding of the <text:tab/>implementaion of the Causal Message Ordering among several process. <text:tab/>This protocol is realized using the 'Skeen's algorithm. The communication <text:tab/>amidst the processes will be done using socket programming. The <text:tab/>language used to program this implementaion will be </text:span><text:span text:style-name="T4">Java</text:span><text:span text:style-name="T5">. </text:span></text:p>
          <text:p text:style-name="P7"/>
          <text:p text:style-name="P7"/>
          <text:p text:style-name="P7"/>
        </text:list-header>
      </text:list>
      <text:p text:style-name="P3"><text:tab/> <text:s text:c="4"/>2. Overview</text:p>
      <text:list xml:id="list41730808" text:continue-numbering="true" text:style-name="L1">
        <text:list-header>
          <text:p text:style-name="P4"/>
          <text:p text:style-name="P13"><text:span text:style-name="T4"><text:tab/></text:span><text:span text:style-name="T5">The main goal of Causal Message Ordering is to ensure that order of the <text:tab/>messages are maintained. According to Skeen's algorithm, when a <text:tab/>message is sent to other process, it waits for all the receiving processes to <text:tab/>send back their respective timestamps when the message was delivered <text:tab/>and the highest timestamp is <text:tab/>recorded by sending process and finally the <text:tab/>message is delivered with the highest timestamp to all other processes <text:tab/>(destination set). <text:s/></text:span></text:p>
          <text:p text:style-name="P8"/>
          <text:p text:style-name="P8"><text:tab/>Every other process would also have a buffer which can hold the <text:tab/>messages it has received. They are ordered according to the order in <text:tab/>which it was sent in this way we can maintain the causal order for the <text:tab/>messages .</text:p>
          <text:p text:style-name="P8"/>
          <text:p text:style-name="P8"><text:tab/>Once these messages are sent and received by the respective process, it <text:tab/>would be recorded in the logfile along with the timestamps of when it was <text:tab/>sent and received. Later a helper program will help us understand if the <text:tab/>messages have been read in the same order as they were sent. There will <text:tab/>be a copy of the order of the messages that are sent, so that they are <text:tab/>verified by the helper program.</text:p>
          <text:p text:style-name="P8"/>
          <text:p text:style-name="P8"><text:tab/>The timestamps mentioned above would be according to Lamport's <text:tab/>logical clock.</text:p>
          <text:p text:style-name="P4"/>
          <text:p text:style-name="P4"/>
          <text:list>
            <text:list-item>
              <text:list>
                <text:list-header>
                  <text:p text:style-name="P2"/>
                  <text:p text:style-name="P2"/>
                </text:list-header>
              </text:list>
            </text:list-item>
          </text:list>
        </text:list-header>
      </text:list>
      <text:p text:style-name="P1"/>
      <text:p text:style-name="P1"/>
      <text:list xml:id="list41739533" text:continue-numbering="true" text:style-name="L1">
        <text:list-item>
          <text:list>
            <text:list-item>
              <text:list>
                <text:list-item>
                  <text:p text:style-name="P4"><text:soft-page-break/>Design detail</text:p>
                </text:list-item>
              </text:list>
            </text:list-item>
          </text:list>
        </text:list-item>
      </text:list>
      <text:p text:style-name="P3"/>
      <text:p text:style-name="P3"><text:tab/><text:span text:style-name="T1">Since this is a project related to distributed systems we will setup an <text:tab/>environment where there are several processes that communicate with one <text:tab/>another (using socket programming). For this purpose we are using the <text:tab/>servers (net01- net45). Initailly there will be a setup for deciding the <text:tab/>sending process and its destination sets. </text:span></text:p>
      <text:p text:style-name="P6"/>
      <text:p text:style-name="P6"><text:tab/>Once done with the initial set up, the next step is to start the <text:tab/>communication:</text:p>
      <text:p text:style-name="P6"/>
      <text:list xml:id="list1612722619980580875" text:style-name="L4">
        <text:list-item>
          <text:p text:style-name="P5"><text:span text:style-name="T2">m_send</text:span><text:span text:style-name="T1"> : sends the message to the destination set</text:span></text:p>
        </text:list-item>
        <text:list-item>
          <text:p text:style-name="P5"><text:span text:style-name="T2">m_receive</text:span><text:span text:style-name="T1">: receives messages from other processes</text:span></text:p>
        </text:list-item>
      </text:list>
      <text:p text:style-name="P6"><text:s/></text:p>
      <text:p text:style-name="P3"><text:span text:style-name="T1"><text:tab/>The next module is to ensure the </text:span><text:span text:style-name="T2">Total Ordered Multicast, </text:span><text:span text:style-name="T3">which idealy <text:tab/>maintains the order of message delivery just as they were initially sent. <text:s/><text:tab/>This would include using Skeen's algorithm and timestamps according to <text:tab/>Lamport's logical clock.</text:span></text:p>
      <text:p text:style-name="P9"/>
      <text:p text:style-name="P9"><text:tab/>The receiving process would have a queue that would collect all its <text:tab/>messages and deliver them only when it has the smallest timestamp.</text:p>
      <text:p text:style-name="P9"/>
      <text:list xml:id="list3845958446696474824" text:style-name="L5">
        <text:list-item>
          <text:p text:style-name="P10">m_deliver : deliver's the messages in order explained in skeen's algorithm</text:p>
        </text:list-item>
      </text:list>
      <text:p text:style-name="P6"><text:s/></text:p>
      <text:p text:style-name="P3"/>
      <text:p text:style-name="P3"><text:tab/><text:span text:style-name="T1">Once the message is sent or received there will be an entry in the shared <text:tab/>log file along with its timestamp.</text:span></text:p>
      <text:p text:style-name="P6"/>
      <text:p text:style-name="P6"><text:tab/>The results of the implementation will be verified by an automated helper <text:tab/>program which will verify the property of the Total Order Multicast <text:tab/>independently.</text:p>
      <text:p text:style-name="P3"/>
      <text:p text:style-name="P3"/>
      <text:p text:style-name="P3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9S</meta:editing-duration>
    <meta:editing-cycles>4</meta:editing-cycles>
    <meta:generator>OpenOffice/4.0.1$Win32 OpenOffice.org_project/401m5$Build-9714</meta:generator>
    <dc:date>2014-06-19T21:57:23.90</dc:date>
    <dc:creator>Lakshmi Naidu</dc:creator>
    <meta:document-statistic meta:table-count="0" meta:image-count="0" meta:object-count="0" meta:page-count="2" meta:paragraph-count="19" meta:word-count="462" meta:character-count="2791"/>
    <meta:user-defined meta:name="Info 1"/>
    <meta:user-defined meta:name="Info 2"/>
    <meta:user-defined meta:name="Info 3"/>
    <meta:user-defined meta:name="Info 4"/>
  </office:meta>
</office:document-meta>
</file>